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57a1b" officeooo:paragraph-rsid="00057a1b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 3</text:p>
      <text:h text:style-name="P2" text:outline-level="4">Implementado por Darío Gómez Cisneros y Rubén Callejas Fernández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9:57:58.499177300</meta:creation-date>
    <dc:date>2025-12-07T20:00:39.123138500</dc:date>
    <meta:editing-duration>PT2M41S</meta:editing-duration>
    <meta:editing-cycles>1</meta:editing-cycles>
    <meta:document-statistic meta:table-count="0" meta:image-count="0" meta:object-count="0" meta:page-count="1" meta:paragraph-count="2" meta:word-count="11" meta:character-count="70" meta:non-whitespace-character-count="61"/>
    <meta:generator>LibreOffice/25.2.7.2$Windows_X86_64 LibreOffice_project/5cbfd1ab6520636bb5f7b99185aa69bd7456825d</meta:generator>
  </office:meta>
</office:document-meta>
</file>